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a2f" officeooo:paragraph-rsid="000ffa2f"/>
    </style:style>
    <style:style style:name="P2" style:family="paragraph" style:parent-style-name="Standard">
      <style:text-properties fo:color="#c9211e" fo:font-weight="bold" officeooo:rsid="000ffa2f" officeooo:paragraph-rsid="000ffa2f" style:font-weight-asian="bold" style:font-weight-complex="bold"/>
    </style:style>
    <style:style style:name="P3" style:family="paragraph" style:parent-style-name="Standard">
      <style:text-properties fo:color="#00a933" fo:font-weight="bold" officeooo:rsid="000ffa2f" officeooo:paragraph-rsid="000ffa2f" style:font-weight-asian="bold" style:font-weight-complex="bold"/>
    </style:style>
    <style:style style:name="P4" style:family="paragraph" style:parent-style-name="Standard">
      <style:text-properties fo:color="#111111" fo:font-weight="normal" officeooo:rsid="000ffa2f" officeooo:paragraph-rsid="000ffa2f" style:font-weight-asian="normal" style:font-weight-complex="normal"/>
    </style:style>
    <style:style style:name="P5" style:family="paragraph" style:parent-style-name="Standard">
      <style:text-properties fo:color="#111111" fo:font-size="18pt" fo:font-weight="bold" officeooo:rsid="000ffa2f" officeooo:paragraph-rsid="000ffa2f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officeooo:rsid="000ffa2f" officeooo:paragraph-rsid="000ffa2f"/>
    </style:style>
    <style:style style:name="P7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l Docker with Rstudio</text:p>
      <text:p text:style-name="P1"/>
      <text:p text:style-name="P6"><text:span text:style-name="Source_20_Text">$ sudo apt-get update</text:span></text:p>
      <text:p text:style-name="P7"><text:span text:style-name="Source_20_Text">$ sudo wget -qO- https://get.docker.com/ | sh</text:span></text:p>
      <text:p text:style-name="P1">$ sudo apt-get install yum</text:p>
      <text:p text:style-name="P1"/>
      <text:p text:style-name="P1">$ sudo systemctl start docker</text:p>
      <text:p text:style-name="P1"/>
      <text:p text:style-name="P1">$ sudo systemctl enable docker</text:p>
      <text:p text:style-name="P1"/>
      <text:p text:style-name="P1">$ docker –version</text:p>
      <text:p text:style-name="P1"/>
      <text:p text:style-name="P1">$ docker-machine ip default</text:p>
      <text:p text:style-name="P1"/>
      <text:p text:style-name="P1">Error:</text:p>
      <text:p text:style-name="P1"/>
      <text:p text:style-name="P2">Docker machine "default" does not exist. Use "docker-machine ls" to list machines. Use "docker-machine create" to add a new one.</text:p>
      <text:p text:style-name="P2"/>
      <text:p text:style-name="P3">Solved:</text:p>
      <text:p text:style-name="P3"/>
      <text:p text:style-name="P3">Install VirtualBox on System</text:p>
      <text:p text:style-name="P3"/>
      <text:p text:style-name="P4">$ sudo apt install virtualbox</text:p>
      <text:p text:style-name="P3"/>
      <text:p text:style-name="P3"/>
      <text:p text:style-name="P4">ubuntu@ubuntu-VirtualBox:~$ which virtualbox</text:p>
      <text:p text:style-name="P4">/usr/bin/virtualbox</text:p>
      <text:p text:style-name="P4"/>
      <text:p text:style-name="P4">ubuntu@ubuntu-VirtualBox:~$ which VBoxManage</text:p>
      <text:p text:style-name="P4">/usr/bin/VboxManage</text:p>
      <text:p text:style-name="P4"/>
      <text:p text:style-name="P4">ubuntu@ubuntu-VirtualBox:~$ sudo groupadd docker</text:p>
      <text:p text:style-name="P4">groupadd: group 'docker' already exists</text:p>
      <text:p text:style-name="P4"/>
      <text:p text:style-name="P4">ubuntu@ubuntu-VirtualBox:~$ sudo gpasswd -a $USER docker</text:p>
      <text:p text:style-name="P4">Adding user ubuntu to group docker</text:p>
      <text:p text:style-name="P4"/>
      <text:p text:style-name="P4">ubuntu@ubuntu-VirtualBox:~$ export PATH="/usr/bin/VboxManage:$PATH"</text:p>
      <text:p text:style-name="P4"/>
      <text:p text:style-name="P4">ubuntu@ubuntu-VirtualBox:~$ sudo docker-machine create -d virtualbox cps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2:38:53.653458556</meta:creation-date>
    <dc:date>2019-07-03T12:48:14.903126123</dc:date>
    <meta:editing-duration>PT9M22S</meta:editing-duration>
    <meta:editing-cycles>2</meta:editing-cycles>
    <meta:generator>LibreOffice/6.2.4.2$Linux_X86_64 LibreOffice_project/20$Build-2</meta:generator>
    <meta:document-statistic meta:table-count="0" meta:image-count="0" meta:object-count="0" meta:page-count="1" meta:paragraph-count="23" meta:word-count="107" meta:character-count="863" meta:non-whitespace-character-count="778"/>
  </office:meta>
</office:document-meta>
</file>